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sTag.get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Tag.setDelimiter( String 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Ta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Tag.renderDefaultContent( TagWriter tagWr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rrorsTag.set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sTag.autogenerate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rrorsTag.removeAttribu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rrorsTag.ge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Tag.shouldRen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rrorsTag.expos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